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418cm"/>
    </style:style>
    <style:style style:name="Table1.B" style:family="table-column">
      <style:table-column-properties style:column-width="6.553cm"/>
    </style:style>
    <style:style style:name="Table1.C" style:family="table-column">
      <style:table-column-properties style:column-width="7.02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22pt" fo:font-weight="bold" style:font-size-asian="22pt" style:font-weight-asian="bold" style:font-name-complex="Times New Roman" style:font-weight-complex="bold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Standard">
      <style:text-properties fo:font-size="18pt" fo:font-weight="bold" officeooo:rsid="001171e5" officeooo:paragraph-rsid="001171e5" style:font-size-asian="18pt" style:font-weight-asian="bold" style:font-size-complex="18pt" style:font-weight-complex="bold"/>
    </style:style>
    <style:style style:name="P10" style:family="paragraph" style:parent-style-name="Text_20_body">
      <style:text-properties fo:font-size="18pt" fo:font-weight="bold" officeooo:rsid="001171e5" officeooo:paragraph-rsid="001171e5" style:font-size-asian="18pt" style:font-weight-asian="bold" style:font-size-complex="18pt" style:font-weight-complex="bold"/>
    </style:style>
    <style:style style:name="P11" style:family="paragraph" style:parent-style-name="Horizontal_20_Line">
      <style:text-properties fo:font-size="11pt" fo:font-weight="normal" officeooo:rsid="001171e5" style:font-size-asian="11pt" style:font-weight-asian="normal" style:font-size-complex="11pt" style:font-weight-complex="normal"/>
    </style:style>
    <style:style style:name="P12" style:family="paragraph" style:parent-style-name="Heading_20_1">
      <style:text-properties fo:font-size="18pt" officeooo:rsid="001171e5" style:font-size-asian="18pt" style:font-size-complex="18pt"/>
    </style:style>
    <style:style style:name="P13" style:family="paragraph" style:parent-style-name="Heading_20_3">
      <style:text-properties fo:font-size="11pt" fo:font-weight="normal" officeooo:rsid="001171e5" style:font-size-asian="11pt" style:font-weight-asian="normal" style:font-size-complex="11pt" style:font-weight-complex="normal"/>
    </style:style>
    <style:style style:name="P14" style:family="paragraph" style:parent-style-name="Preformatted_20_Text">
      <loext:graphic-properties draw:fill="none"/>
      <style:paragraph-properties fo:background-color="transparent"/>
      <style:text-properties fo:font-size="18pt" fo:font-weight="bold" officeooo:rsid="001171e5" style:font-size-asian="18pt" style:font-weight-asian="bold" style:font-size-complex="18pt" style:font-weight-complex="bold"/>
    </style:style>
    <style:style style:name="P15" style:family="paragraph" style:parent-style-name="Preformatted_20_Text">
      <loext:graphic-properties draw:fill="none"/>
      <style:paragraph-properties fo:margin-top="0cm" fo:margin-bottom="0.499cm" style:contextual-spacing="false" fo:background-color="transparent"/>
      <style:text-properties fo:font-size="18pt" fo:font-weight="bold" officeooo:rsid="001171e5" style:font-size-asian="18pt" style:font-weight-asian="bold" style:font-size-complex="18pt" style:font-weight-complex="bold"/>
    </style:style>
    <style:style style:name="P16" style:family="paragraph" style:parent-style-name="Text_20_body" style:list-style-name="L7">
      <style:text-properties fo:font-size="18pt" fo:font-weight="bold" officeooo:rsid="001171e5" style:font-size-asian="18pt" style:font-weight-asian="bold" style:font-size-complex="18pt" style:font-weight-complex="bold"/>
    </style:style>
    <style:style style:name="P17" style:family="paragraph" style:parent-style-name="Text_20_body" style:list-style-name="L8">
      <style:text-properties fo:font-size="18pt" fo:font-weight="bold" officeooo:rsid="001171e5" style:font-size-asian="18pt" style:font-weight-asian="bold" style:font-size-complex="18pt" style:font-weight-complex="bold"/>
    </style:style>
    <style:style style:name="P18" style:family="paragraph" style:parent-style-name="Text_20_body" style:list-style-name="L9">
      <style:text-properties fo:font-size="18pt" fo:font-weight="bold" officeooo:rsid="001171e5" style:font-size-asian="18pt" style:font-weight-asian="bold" style:font-size-complex="18pt" style:font-weight-complex="bold"/>
    </style:style>
    <style:style style:name="P19" style:family="paragraph" style:parent-style-name="Text_20_body" style:list-style-name="L10">
      <style:text-properties fo:font-size="18pt" fo:font-weight="bold" officeooo:rsid="001171e5" style:font-size-asian="18pt" style:font-weight-asian="bold" style:font-size-complex="18pt" style:font-weight-complex="bold"/>
    </style:style>
    <style:style style:name="P20" style:family="paragraph" style:parent-style-name="Text_20_body" style:list-style-name="L11">
      <style:text-properties fo:font-size="18pt" fo:font-weight="bold" officeooo:rsid="001171e5" style:font-size-asian="18pt" style:font-weight-asian="bold" style:font-size-complex="18pt" style:font-weight-complex="bold"/>
    </style:style>
    <style:style style:name="P21" style:family="paragraph" style:parent-style-name="Text_20_body" style:list-style-name="L12">
      <style:text-properties fo:font-size="18pt" fo:font-weight="bold" officeooo:rsid="001171e5" style:font-size-asian="18pt" style:font-weight-asian="bold" style:font-size-complex="18pt" style:font-weight-complex="bold"/>
    </style:style>
    <style:style style:name="P22" style:family="paragraph" style:parent-style-name="Text_20_body" style:list-style-name="L13">
      <style:text-properties fo:font-size="18pt" fo:font-weight="bold" officeooo:rsid="001171e5" style:font-size-asian="18pt" style:font-weight-asian="bold" style:font-size-complex="18pt" style:font-weight-complex="bold"/>
    </style:style>
    <style:style style:name="P23" style:family="paragraph" style:parent-style-name="Text_20_body" style:list-style-name="L13">
      <style:text-properties fo:font-size="11pt" fo:font-weight="normal" officeooo:rsid="001171e5" style:font-size-asian="11pt" style:font-weight-asian="normal" style:font-size-complex="11pt" style:font-weight-complex="normal"/>
    </style:style>
    <style:style style:name="P24" style:family="paragraph" style:parent-style-name="Text_20_body" style:list-style-name="L14">
      <style:text-properties fo:font-size="18pt" fo:font-weight="bold" officeooo:rsid="001171e5" style:font-size-asian="18pt" style:font-weight-asian="bold" style:font-size-complex="18pt" style:font-weight-complex="bold"/>
    </style:style>
    <style:style style:name="P25" style:family="paragraph" style:parent-style-name="Text_20_body" style:list-style-name="L15">
      <style:text-properties fo:font-size="18pt" fo:font-weight="bold" officeooo:rsid="001171e5" style:font-size-asian="18pt" style:font-weight-asian="bold" style:font-size-complex="18pt" style:font-weight-complex="bold"/>
    </style:style>
    <style:style style:name="P26" style:family="paragraph" style:parent-style-name="Text_20_body" style:list-style-name="L16">
      <style:text-properties fo:font-size="18pt" fo:font-weight="bold" officeooo:rsid="001171e5" style:font-size-asian="18pt" style:font-weight-asian="bold" style:font-size-complex="18pt" style:font-weight-complex="bold"/>
    </style:style>
    <style:style style:name="P27" style:family="paragraph" style:parent-style-name="Text_20_body" style:list-style-name="L17">
      <style:text-properties fo:font-size="18pt" fo:font-weight="bold" officeooo:rsid="001171e5" style:font-size-asian="18pt" style:font-weight-asian="bold" style:font-size-complex="18pt" style:font-weight-complex="bold"/>
    </style:style>
    <style:style style:name="P28" style:family="paragraph" style:parent-style-name="Heading_20_1">
      <style:text-properties fo:font-size="11pt" fo:font-weight="normal" officeooo:rsid="001171e5" style:font-size-asian="11pt" style:font-weight-asian="normal" style:font-size-complex="11pt" style:font-weight-complex="normal"/>
    </style:style>
    <style:style style:name="P29" style:family="paragraph" style:parent-style-name="Table_20_Heading">
      <style:text-properties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Text_20_body">
      <style:text-properties fo:font-size="11pt" fo:font-weight="normal" officeooo:rsid="001171e5" style:font-size-asian="11pt" style:font-weight-asian="normal" style:font-size-complex="11pt" style:font-weight-complex="normal"/>
    </style:style>
    <style:style style:name="P32" style:family="paragraph" style:parent-style-name="Text_20_body" style:list-style-name="L18">
      <style:text-properties fo:font-size="18pt" fo:font-weight="bold" officeooo:rsid="001171e5" style:font-size-asian="18pt" style:font-weight-asian="bold" style:font-size-complex="18pt" style:font-weight-complex="bold"/>
    </style:style>
    <style:style style:name="P33" style:family="paragraph" style:parent-style-name="Text_20_body">
      <style:text-properties fo:font-size="18pt" fo:font-weight="bold" officeooo:rsid="001171e5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1pt" fo:font-weight="normal" officeooo:rsid="001171e5" officeooo:paragraph-rsid="001171e5" style:font-size-asian="11pt" style:font-weight-asian="normal" style:font-size-complex="11pt" style:font-weight-complex="normal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Text_20_body"/>
      <text:h text:style-name="Heading_20_2" text:outline-level="2">1. Python Syntax</text:h>
      <text:list text:style-name="L1">
        <text:list-item>
          <text:p text:style-name="P2">Python uses <text:span text:style-name="Strong_20_Emphasis">indentation</text:span> (spaces or tabs) to define blocks of code instead of <text:span text:style-name="Source_20_Text">{ }</text:span> like in C/Java.</text:p>
        </text:list-item>
        <text:list-item>
          <text:p text:style-name="P2">Typically, <text:span text:style-name="Strong_20_Emphasis">4 spaces</text:span> are used for indentation.</text:p>
        </text:list-item>
      </text:list>
      <text:p text:style-name="Text_20_body">Example:</text:p>
      <text:p text:style-name="P3"><text:span text:style-name="Source_20_Text">if True:</text:span></text:p>
      <text:p text:style-name="Code_20_snippet"><text:span text:style-name="Source_20_Text"><text:s text:c="4"/>print("Hello, World!") <text:s/># Indented block</text:span></text:p>
      <text:p text:style-name="Horizontal_20_Line"/>
      <text:h text:style-name="Heading_20_2" text:outline-level="2">2. Variables</text:h>
      <text:list text:style-name="L2">
        <text:list-item>
          <text:p text:style-name="P4">A <text:span text:style-name="Strong_20_Emphasis">variable</text:span> is just a name that refers to a value stored in memory.</text:p>
        </text:list-item>
        <text:list-item>
          <text:p text:style-name="P4">No need to declare type explicitly (Python is dynamically typed).</text:p>
        </text:list-item>
      </text:list>
      <text:p text:style-name="Text_20_body">Example:</text:p>
      <text:p text:style-name="Preformatted_20_Text"><text:span text:style-name="Source_20_Text">x = 10 <text:s text:c="6"/># integer</text:span></text:p>
      <text:p text:style-name="Preformatted_20_Text"><text:span text:style-name="Source_20_Text">name = "Ali" # string</text:span></text:p>
      <text:p text:style-name="P3"><text:span text:style-name="Source_20_Text">pi = 3.14 <text:s text:c="3"/># float</text:span></text:p>
      <text:p text:style-name="Horizontal_20_Line"/>
      <text:h text:style-name="Heading_20_2" text:outline-level="2">3. Data Types</text:h>
      <text:p text:style-name="Text_20_body">Common built-in types:</text:p>
      <text:list text:style-name="L3">
        <text:list-item>
          <text:p text:style-name="P5"><text:span text:style-name="Strong_20_Emphasis">int</text:span> → whole numbers (<text:span text:style-name="Source_20_Text">5</text:span>, <text:span text:style-name="Source_20_Text">-20</text:span>)</text:p>
        </text:list-item>
        <text:list-item>
          <text:p text:style-name="P5"><text:span text:style-name="Strong_20_Emphasis">float</text:span> → decimals (<text:span text:style-name="Source_20_Text">3.14</text:span>, <text:span text:style-name="Source_20_Text">-0.5</text:span>)</text:p>
        </text:list-item>
        <text:list-item>
          <text:p text:style-name="P5"><text:span text:style-name="Strong_20_Emphasis">str</text:span> → text (<text:span text:style-name="Source_20_Text">"Hello"</text:span>, <text:span text:style-name="Source_20_Text">'Python'</text:span>)</text:p>
        </text:list-item>
        <text:list-item>
          <text:p text:style-name="P5"><text:span text:style-name="Strong_20_Emphasis">bool</text:span> → True/False</text:p>
        </text:list-item>
        <text:list-item>
          <text:p text:style-name="P5"><text:span text:style-name="Strong_20_Emphasis">list</text:span> → ordered collection (<text:span text:style-name="Source_20_Text">[1, 2, 3]</text:span>)</text:p>
        </text:list-item>
        <text:list-item>
          <text:p text:style-name="P5"><text:span text:style-name="Strong_20_Emphasis">tuple</text:span> → immutable ordered collection (<text:span text:style-name="Source_20_Text">(1, 2, 3)</text:span>)</text:p>
        </text:list-item>
        <text:list-item>
          <text:p text:style-name="P5"><text:span text:style-name="Strong_20_Emphasis">set</text:span> → unique unordered collection (<text:span text:style-name="Source_20_Text">{1, 2, 3}</text:span>)</text:p>
        </text:list-item>
        <text:list-item>
          <text:p text:style-name="P5"><text:span text:style-name="Strong_20_Emphasis">dict</text:span> → key-value pairs (<text:span text:style-name="Source_20_Text">{"name": "Ali", "age": 20}</text:span>)</text:p>
        </text:list-item>
      </text:list>
      <text:p text:style-name="Horizontal_20_Line"/>
      <text:h text:style-name="Heading_20_2" text:outline-level="2">4. Input / Output</text:h>
      <text:list text:style-name="L4">
        <text:list-item>
          <text:p text:style-name="P6"><text:span text:style-name="Strong_20_Emphasis">Output (print):</text:span></text:p>
        </text:list-item>
      </text:list>
      <text:p text:style-name="Preformatted_20_Text"><text:span text:style-name="Source_20_Text">print("Hello, World!")</text:span></text:p>
      <text:p text:style-name="P3"><text:soft-page-break/><text:span text:style-name="Source_20_Text">print("Sum is:", 5 + 3)</text:span></text:p>
      <text:list text:style-name="L5">
        <text:list-item>
          <text:p text:style-name="P7"><text:span text:style-name="Strong_20_Emphasis">Input (user input):</text:span></text:p>
        </text:list-item>
      </text:list>
      <text:p text:style-name="Preformatted_20_Text"><text:span text:style-name="Source_20_Text">name = input("Enter your name: ")</text:span></text:p>
      <text:p text:style-name="P3"><text:span text:style-name="Source_20_Text">print("Hello", name)</text:span></text:p>
      <text:p text:style-name="Text_20_body">⚠️ Note: Input is always <text:span text:style-name="Strong_20_Emphasis">string type</text:span> by default.</text:p>
      <text:p text:style-name="Horizontal_20_Line"/>
      <text:h text:style-name="Heading_20_2" text:outline-level="2">5. Type Casting</text:h>
      <text:p text:style-name="Text_20_body">Convert between data types using functions:</text:p>
      <text:p text:style-name="Preformatted_20_Text"><text:span text:style-name="Source_20_Text">x = int("10") <text:s text:c="5"/># string → int</text:span></text:p>
      <text:p text:style-name="Preformatted_20_Text"><text:span text:style-name="Source_20_Text">y = float("3.14") <text:s/># string → float</text:span></text:p>
      <text:p text:style-name="P3"><text:span text:style-name="Source_20_Text">z = str(123) <text:s text:c="6"/># int → string</text:span></text:p>
      <text:p text:style-name="Horizontal_20_Line"/>
      <text:h text:style-name="Heading_20_2" text:outline-level="2">6. Operators</text:h>
      <text:list text:style-name="L6">
        <text:list-item>
          <text:p text:style-name="P8"><text:span text:style-name="Strong_20_Emphasis">Arithmetic Operators:</text:span> <text:span text:style-name="Source_20_Text">+ - * / % // **</text:span></text:p>
        </text:list-item>
      </text:list>
      <text:p text:style-name="Preformatted_20_Text"><text:span text:style-name="Source_20_Text">print(5 + 2) <text:s text:c="2"/># 7</text:span></text:p>
      <text:p text:style-name="Preformatted_20_Text"><text:span text:style-name="Source_20_Text">print(5 - 2) <text:s text:c="2"/># 3</text:span></text:p>
      <text:p text:style-name="Preformatted_20_Text"><text:span text:style-name="Source_20_Text">print(5 * 2) <text:s text:c="2"/># 10</text:span></text:p>
      <text:p text:style-name="Preformatted_20_Text"><text:span text:style-name="Source_20_Text">print(5 / 2) <text:s text:c="2"/># 2.5 (float division)</text:span></text:p>
      <text:p text:style-name="Preformatted_20_Text"><text:span text:style-name="Source_20_Text">print(5 // 2) <text:s/># 2 (floor division)</text:span></text:p>
      <text:p text:style-name="Preformatted_20_Text"><text:span text:style-name="Source_20_Text">print(5 % 2) <text:s text:c="2"/># 1 (remainder)</text:span></text:p>
      <text:p text:style-name="P3"><text:span text:style-name="Source_20_Text">print(5 ** 2) <text:s/># 25 (power)</text:span></text:p>
      <text:list text:continue-numbering="true" text:style-name="L6">
        <text:list-item>
          <text:p text:style-name="P8"><text:span text:style-name="Strong_20_Emphasis">Comparison Operators:</text:span> <text:span text:style-name="Source_20_Text">== != &gt; &lt; &gt;= &lt;=</text:span></text:p>
        </text:list-item>
      </text:list>
      <text:p text:style-name="Preformatted_20_Text"><text:span text:style-name="Source_20_Text">print(5 &gt; 2) <text:s text:c="2"/># True</text:span></text:p>
      <text:p text:style-name="Preformatted_20_Text"><text:span text:style-name="Source_20_Text">print(5 == 5) <text:s/># True</text:span></text:p>
      <text:p text:style-name="P3"><text:span text:style-name="Source_20_Text">print(5 != 3) <text:s/># True</text:span></text:p>
      <text:list text:continue-numbering="true" text:style-name="L6">
        <text:list-item>
          <text:p text:style-name="P8"><text:span text:style-name="Strong_20_Emphasis">Logical Operators:</text:span> <text:span text:style-name="Source_20_Text">and or not</text:span></text:p>
        </text:list-item>
      </text:list>
      <text:p text:style-name="Preformatted_20_Text"><text:span text:style-name="Source_20_Text">x = 5</text:span></text:p>
      <text:p text:style-name="Preformatted_20_Text"><text:span text:style-name="Source_20_Text">print(x &gt; 0 and x &lt; 10) <text:s/># True</text:span></text:p>
      <text:p text:style-name="Preformatted_20_Text"><text:span text:style-name="Source_20_Text">print(x &gt; 0 or x &gt; 10) <text:s text:c="2"/># True</text:span></text:p>
      <text:p text:style-name="P3"><text:span text:style-name="Source_20_Text">print(not(x &gt; 0)) <text:s text:c="7"/># False</text:span></text:p>
      <text:p text:style-name="Horizontal_20_Line"/>
      <text:p text:style-name="Text_20_body">👉 Do you want me to also include <text:span text:style-name="Strong_20_Emphasis">practice exercises</text:span> (small problems) for each topic so you can test yourself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2) LOOPS</text:p>
      <text:p text:style-name="P9"/>
      <text:p text:style-name="P10"><text:span text:style-name="T1">Got it 👍 Let’s focus </text:span><text:span text:style-name="Strong_20_Emphasis"><text:span text:style-name="T1">only</text:span></text:span><text:span text:style-name="T1"> on </text:span><text:span text:style-name="Source_20_Text"><text:span text:style-name="T1">for</text:span></text:span><text:span text:style-name="T1"> and </text:span><text:span text:style-name="Source_20_Text"><text:span text:style-name="T1">while</text:span></text:span><text:span text:style-name="T1"> loops — their </text:span><text:span text:style-name="Strong_20_Emphasis"><text:span text:style-name="T1">syntax</text:span></text:span><text:span text:style-name="T1"> and </text:span><text:span text:style-name="Strong_20_Emphasis"><text:span text:style-name="T1">common use cases</text:span></text:span><text:span text:style-name="T1">.</text:span></text:p>
      <text:p text:style-name="P11"/>
      <text:h text:style-name="P12" text:outline-level="1"><text:span text:style-name="T1">🔹 </text:span><text:span text:style-name="Source_20_Text"><text:span text:style-name="T1">for</text:span></text:span><text:span text:style-name="T1"> Loop in Python</text:span></text:h>
      <text:h text:style-name="P13" text:outline-level="3">✅ Syntax</text:h>
      <text:p text:style-name="P14"><text:span text:style-name="Source_20_Text"><text:span text:style-name="T1">for variable in iterable:</text:span></text:span></text:p>
      <text:p text:style-name="P14"><text:span text:style-name="Source_20_Text"><text:span text:style-name="T1"><text:s text:c="4"/># code block</text:span></text:span></text:p>
      <text:p text:style-name="P14"><text:span text:style-name="Source_20_Text"><text:span text:style-name="T1">else:</text:span></text:span></text:p>
      <text:p text:style-name="P15"><text:span text:style-name="Source_20_Text"><text:span text:style-name="T1"><text:s text:c="4"/># optional, runs if loop finishes without break</text:span></text:span></text:p>
      <text:list text:style-name="L7">
        <text:list-item>
          <text:p text:style-name="P16"><text:span text:style-name="Strong_20_Emphasis"><text:span text:style-name="Source_20_Text"><text:span text:style-name="T1">variable</text:span></text:span></text:span><text:span text:style-name="T1"> → gets each element from the iterable (list, tuple, dict, string, range, file, etc.).</text:span></text:p>
        </text:list-item>
        <text:list-item>
          <text:p text:style-name="P16"><text:span text:style-name="Strong_20_Emphasis"><text:span text:style-name="Source_20_Text"><text:span text:style-name="T1">iterable</text:span></text:span></text:span><text:span text:style-name="T1"> → a collection or sequence we want to loop over.</text:span></text:p>
        </text:list-item>
        <text:list-item>
          <text:p text:style-name="P16"><text:span text:style-name="Strong_20_Emphasis"><text:span text:style-name="Source_20_Text"><text:span text:style-name="T1">else</text:span></text:span></text:span><text:span text:style-name="T1"> → rarely used, but runs if loop ends normally (no </text:span><text:span text:style-name="Source_20_Text"><text:span text:style-name="T1">break</text:span></text:span><text:span text:style-name="T1">).</text:span></text:p>
        </text:list-item>
      </text:list>
      <text:h text:style-name="P13" text:outline-level="3">✅ Use Cases</text:h>
      <text:list text:style-name="L8">
        <text:list-item>
          <text:p text:style-name="P17"><text:span text:style-name="Strong_20_Emphasis"><text:span text:style-name="T1">Iterating a list</text:span></text:span></text:p>
        </text:list-item>
      </text:list>
      <text:p text:style-name="P14"><text:span text:style-name="Source_20_Text"><text:span text:style-name="T1">fruits = ["apple", "banana", "cherry"]</text:span></text:span></text:p>
      <text:p text:style-name="P14"><text:span text:style-name="Source_20_Text"><text:span text:style-name="T1">for f in fruits:</text:span></text:span></text:p>
      <text:p text:style-name="P15"><text:span text:style-name="Source_20_Text"><text:span text:style-name="T1"><text:s text:c="4"/>print(f)</text:span></text:span></text:p>
      <text:list text:style-name="L9">
        <text:list-item>
          <text:p text:style-name="P18"><text:span text:style-name="Strong_20_Emphasis"><text:span text:style-name="T1">Iterating with index (</text:span></text:span><text:span text:style-name="Strong_20_Emphasis"><text:span text:style-name="Source_20_Text"><text:span text:style-name="T1">enumerate</text:span></text:span></text:span><text:span text:style-name="Strong_20_Emphasis"><text:span text:style-name="T1">)</text:span></text:span></text:p>
        </text:list-item>
      </text:list>
      <text:p text:style-name="P14"><text:span text:style-name="Source_20_Text"><text:span text:style-name="T1">for i, f in enumerate(fruits, start=1):</text:span></text:span></text:p>
      <text:p text:style-name="P15"><text:span text:style-name="Source_20_Text"><text:span text:style-name="T1"><text:s text:c="4"/>print(i, f)</text:span></text:span></text:p>
      <text:list text:style-name="L10">
        <text:list-item>
          <text:p text:style-name="P19"><text:span text:style-name="Strong_20_Emphasis"><text:span text:style-name="T1">Using </text:span></text:span><text:span text:style-name="Strong_20_Emphasis"><text:span text:style-name="Source_20_Text"><text:span text:style-name="T1">range()</text:span></text:span></text:span></text:p>
        </text:list-item>
      </text:list>
      <text:p text:style-name="P14"><text:span text:style-name="Source_20_Text"><text:span text:style-name="T1">for i in range(5): <text:s text:c="2"/># 0 → 4</text:span></text:span></text:p>
      <text:p text:style-name="P15"><text:span text:style-name="Source_20_Text"><text:span text:style-name="T1"><text:s text:c="4"/>print(i)</text:span></text:span></text:p>
      <text:list text:style-name="L11">
        <text:list-item>
          <text:p text:style-name="P20"><text:span text:style-name="Strong_20_Emphasis"><text:span text:style-name="T1">Iterating dictionary</text:span></text:span></text:p>
        </text:list-item>
      </text:list>
      <text:p text:style-name="P14"><text:span text:style-name="Source_20_Text"><text:span text:style-name="T1">student = {"name": "Alex", "age": 21}</text:span></text:span></text:p>
      <text:p text:style-name="P14"><text:span text:style-name="Source_20_Text"><text:span text:style-name="T1">for k, v in student.items():</text:span></text:span></text:p>
      <text:p text:style-name="P15"><text:span text:style-name="Source_20_Text"><text:span text:style-name="T1"><text:s text:c="4"/>print(k, v)</text:span></text:span></text:p>
      <text:list text:style-name="L12">
        <text:list-item>
          <text:p text:style-name="P21"><text:span text:style-name="Strong_20_Emphasis"><text:span text:style-name="T1">Search with </text:span></text:span><text:span text:style-name="Strong_20_Emphasis"><text:span text:style-name="Source_20_Text"><text:span text:style-name="T1">for-else</text:span></text:span></text:span></text:p>
        </text:list-item>
      </text:list>
      <text:p text:style-name="P14"><text:span text:style-name="Source_20_Text"><text:span text:style-name="T1">for n in range(5):</text:span></text:span></text:p>
      <text:p text:style-name="P14"><text:span text:style-name="Source_20_Text"><text:span text:style-name="T1"><text:s text:c="4"/>if n == 3:</text:span></text:span></text:p>
      <text:p text:style-name="P14"><text:span text:style-name="Source_20_Text"><text:span text:style-name="T1"><text:s text:c="8"/>print("Found")</text:span></text:span></text:p>
      <text:p text:style-name="P14"><text:span text:style-name="Source_20_Text"><text:span text:style-name="T1"><text:s text:c="8"/>break</text:span></text:span></text:p>
      <text:p text:style-name="P14"><text:span text:style-name="Source_20_Text"><text:span text:style-name="T1">else:</text:span></text:span></text:p>
      <text:p text:style-name="P15"><text:soft-page-break/><text:span text:style-name="Source_20_Text"><text:span text:style-name="T1"><text:s text:c="4"/>print("Not Found")</text:span></text:span></text:p>
      <text:p text:style-name="P11"/>
      <text:h text:style-name="P12" text:outline-level="1"><text:span text:style-name="T1">🔹 </text:span><text:span text:style-name="Source_20_Text"><text:span text:style-name="T1">while</text:span></text:span><text:span text:style-name="T1"> Loop in Python</text:span></text:h>
      <text:h text:style-name="P13" text:outline-level="3">✅ Syntax</text:h>
      <text:p text:style-name="P14"><text:span text:style-name="Source_20_Text"><text:span text:style-name="T1">while condition:</text:span></text:span></text:p>
      <text:p text:style-name="P14"><text:span text:style-name="Source_20_Text"><text:span text:style-name="T1"><text:s text:c="4"/># code block</text:span></text:span></text:p>
      <text:p text:style-name="P14"><text:span text:style-name="Source_20_Text"><text:span text:style-name="T1">else:</text:span></text:span></text:p>
      <text:p text:style-name="P15"><text:span text:style-name="Source_20_Text"><text:span text:style-name="T1"><text:s text:c="4"/># optional, runs if loop finishes without break</text:span></text:span></text:p>
      <text:list text:style-name="L13">
        <text:list-item>
          <text:p text:style-name="P22"><text:span text:style-name="Strong_20_Emphasis"><text:span text:style-name="T1">condition</text:span></text:span><text:span text:style-name="T1"> → loop keeps running </text:span><text:span text:style-name="Strong_20_Emphasis"><text:span text:style-name="T1">while condition is True</text:span></text:span><text:span text:style-name="T1">.</text:span></text:p>
        </text:list-item>
        <text:list-item>
          <text:p text:style-name="P23">Must update variables inside loop to avoid infinite loop.</text:p>
        </text:list-item>
        <text:list-item>
          <text:p text:style-name="P22"><text:span text:style-name="Strong_20_Emphasis"><text:span text:style-name="Source_20_Text"><text:span text:style-name="T1">else</text:span></text:span></text:span><text:span text:style-name="T1"> works same as in </text:span><text:span text:style-name="Source_20_Text"><text:span text:style-name="T1">for</text:span></text:span><text:span text:style-name="T1">.</text:span></text:p>
        </text:list-item>
      </text:list>
      <text:h text:style-name="P13" text:outline-level="3">✅ Use Cases</text:h>
      <text:list text:style-name="L14">
        <text:list-item>
          <text:p text:style-name="P24"><text:span text:style-name="Strong_20_Emphasis"><text:span text:style-name="T1">Countdown</text:span></text:span></text:p>
        </text:list-item>
      </text:list>
      <text:p text:style-name="P14"><text:span text:style-name="Source_20_Text"><text:span text:style-name="T1">n = 5</text:span></text:span></text:p>
      <text:p text:style-name="P14"><text:span text:style-name="Source_20_Text"><text:span text:style-name="T1">while n &gt; 0:</text:span></text:span></text:p>
      <text:p text:style-name="P14"><text:span text:style-name="Source_20_Text"><text:span text:style-name="T1"><text:s text:c="4"/>print(n)</text:span></text:span></text:p>
      <text:p text:style-name="P15"><text:span text:style-name="Source_20_Text"><text:span text:style-name="T1"><text:s text:c="4"/>n -= 1</text:span></text:span></text:p>
      <text:list text:style-name="L15">
        <text:list-item>
          <text:p text:style-name="P25"><text:span text:style-name="Strong_20_Emphasis"><text:span text:style-name="T1">User input until condition met</text:span></text:span></text:p>
        </text:list-item>
      </text:list>
      <text:p text:style-name="P14"><text:span text:style-name="Source_20_Text"><text:span text:style-name="T1">while True:</text:span></text:span></text:p>
      <text:p text:style-name="P14"><text:span text:style-name="Source_20_Text"><text:span text:style-name="T1"><text:s text:c="4"/>cmd = input("Enter command (q to quit): ")</text:span></text:span></text:p>
      <text:p text:style-name="P14"><text:span text:style-name="Source_20_Text"><text:span text:style-name="T1"><text:s text:c="4"/>if cmd == "q":</text:span></text:span></text:p>
      <text:p text:style-name="P14"><text:span text:style-name="Source_20_Text"><text:span text:style-name="T1"><text:s text:c="8"/>break</text:span></text:span></text:p>
      <text:p text:style-name="P15"><text:span text:style-name="Source_20_Text"><text:span text:style-name="T1"><text:s text:c="4"/>print("You typed:", cmd)</text:span></text:span></text:p>
      <text:list text:style-name="L16">
        <text:list-item>
          <text:p text:style-name="P26"><text:span text:style-name="Strong_20_Emphasis"><text:span text:style-name="T1">Validation loop</text:span></text:span></text:p>
        </text:list-item>
      </text:list>
      <text:p text:style-name="P14"><text:span text:style-name="Source_20_Text"><text:span text:style-name="T1">password = ""</text:span></text:span></text:p>
      <text:p text:style-name="P14"><text:span text:style-name="Source_20_Text"><text:span text:style-name="T1">while password != "admin123":</text:span></text:span></text:p>
      <text:p text:style-name="P14"><text:span text:style-name="Source_20_Text"><text:span text:style-name="T1"><text:s text:c="4"/>password = input("Enter password: ")</text:span></text:span></text:p>
      <text:p text:style-name="P15"><text:span text:style-name="Source_20_Text"><text:span text:style-name="T1">print("Access Granted!")</text:span></text:span></text:p>
      <text:list text:style-name="L17">
        <text:list-item>
          <text:p text:style-name="P27"><text:span text:style-name="Strong_20_Emphasis"><text:span text:style-name="Source_20_Text"><text:span text:style-name="T1">while-else</text:span></text:span></text:span></text:p>
        </text:list-item>
      </text:list>
      <text:p text:style-name="P14"><text:span text:style-name="Source_20_Text"><text:span text:style-name="T1">x = 3</text:span></text:span></text:p>
      <text:p text:style-name="P14"><text:span text:style-name="Source_20_Text"><text:span text:style-name="T1">while x &gt; 0:</text:span></text:span></text:p>
      <text:p text:style-name="P14"><text:span text:style-name="Source_20_Text"><text:span text:style-name="T1"><text:s text:c="4"/>x -= 1</text:span></text:span></text:p>
      <text:p text:style-name="P14"><text:span text:style-name="Source_20_Text"><text:span text:style-name="T1"><text:s text:c="4"/>if x == 1:</text:span></text:span></text:p>
      <text:p text:style-name="P14"><text:span text:style-name="Source_20_Text"><text:span text:style-name="T1"><text:s text:c="8"/>break</text:span></text:span></text:p>
      <text:p text:style-name="P14"><text:span text:style-name="Source_20_Text"><text:span text:style-name="T1">else:</text:span></text:span></text:p>
      <text:p text:style-name="P15"><text:span text:style-name="Source_20_Text"><text:span text:style-name="T1"><text:s text:c="4"/>print("Loop ended naturally") <text:s text:c="2"/># won’t run here</text:span></text:span></text:p>
      <text:p text:style-name="P11"><text:soft-page-break/></text:p>
      <text:h text:style-name="P28" text:outline-level="1">🔹 Quick Comparison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9">Feature</text:p>
            </table:table-cell>
            <table:table-cell table:style-name="Table1.A1" office:value-type="string">
              <text:p text:style-name="Table_20_Heading"><text:span text:style-name="Source_20_Text"><text:span text:style-name="T1">for</text:span></text:span><text:span text:style-name="T1"> Loop</text:span></text:p>
            </table:table-cell>
            <table:table-cell table:style-name="Table1.A1" office:value-type="string">
              <text:p text:style-name="Table_20_Heading"><text:span text:style-name="Source_20_Text"><text:span text:style-name="T1">while</text:span></text:span><text:span text:style-name="T1"> Loop</text:span></text:p>
            </table:table-cell>
          </table:table-row>
        </table:table-header-rows>
        <table:table-row>
          <table:table-cell table:style-name="Table1.A1" office:value-type="string">
            <text:p text:style-name="P30">Iterates over</text:p>
          </table:table-cell>
          <table:table-cell table:style-name="Table1.A1" office:value-type="string">
            <text:p text:style-name="Table_20_Contents"><text:span text:style-name="T1">Items in an </text:span><text:span text:style-name="Strong_20_Emphasis"><text:span text:style-name="T1">iterable</text:span></text:span></text:p>
          </table:table-cell>
          <table:table-cell table:style-name="Table1.A1" office:value-type="string">
            <text:p text:style-name="Table_20_Contents"><text:span text:style-name="T1">Repeats </text:span><text:span text:style-name="Strong_20_Emphasis"><text:span text:style-name="T1">while condition is True</text:span></text:span></text:p>
          </table:table-cell>
        </table:table-row>
        <table:table-row>
          <table:table-cell table:style-name="Table1.A1" office:value-type="string">
            <text:p text:style-name="P30">Common use</text:p>
          </table:table-cell>
          <table:table-cell table:style-name="Table1.A1" office:value-type="string">
            <text:p text:style-name="P30">Lists, strings, dicts, ranges, files</text:p>
          </table:table-cell>
          <table:table-cell table:style-name="Table1.A1" office:value-type="string">
            <text:p text:style-name="P30">Condition-driven repetition</text:p>
          </table:table-cell>
        </table:table-row>
        <table:table-row>
          <table:table-cell table:style-name="Table1.A1" office:value-type="string">
            <text:p text:style-name="P30">Risk of infinite loop</text:p>
          </table:table-cell>
          <table:table-cell table:style-name="Table1.A1" office:value-type="string">
            <text:p text:style-name="P30">❌ No (auto ends when iterable finishes)</text:p>
          </table:table-cell>
          <table:table-cell table:style-name="Table1.A1" office:value-type="string">
            <text:p text:style-name="P30">✅ Yes (if condition never becomes False)</text:p>
          </table:table-cell>
        </table:table-row>
        <table:table-row>
          <table:table-cell table:style-name="Table1.A1" office:value-type="string">
            <text:p text:style-name="Table_20_Contents"><text:span text:style-name="T1">Has </text:span><text:span text:style-name="Source_20_Text"><text:span text:style-name="T1">else</text:span></text:span></text:p>
          </table:table-cell>
          <table:table-cell table:style-name="Table1.A1" office:value-type="string">
            <text:p text:style-name="P30">✅ Yes</text:p>
          </table:table-cell>
          <table:table-cell table:style-name="Table1.A1" office:value-type="string">
            <text:p text:style-name="P30">✅ Yes</text:p>
          </table:table-cell>
        </table:table-row>
      </table:table>
      <text:p text:style-name="P11"/>
      <text:p text:style-name="P31">👉 In short:</text:p>
      <text:list text:style-name="L18">
        <text:list-item>
          <text:p text:style-name="P32"><text:span text:style-name="T1">Use </text:span><text:span text:style-name="Strong_20_Emphasis"><text:span text:style-name="Source_20_Text"><text:span text:style-name="T1">for</text:span></text:span></text:span><text:span text:style-name="T1"> when you know the sequence/collection to loop through.</text:span></text:p>
        </text:list-item>
        <text:list-item>
          <text:p text:style-name="P32"><text:span text:style-name="T1">Use </text:span><text:span text:style-name="Strong_20_Emphasis"><text:span text:style-name="Source_20_Text"><text:span text:style-name="T1">while</text:span></text:span></text:span><text:span text:style-name="T1"> when you don’t know how many times it should repeat, but you have a condition.</text:span></text:p>
        </text:list-item>
      </text:list>
      <text:p text:style-name="P11"/>
      <text:p text:style-name="P33"><text:span text:style-name="T1">Do you want me to also create </text:span><text:span text:style-name="Strong_20_Emphasis"><text:span text:style-name="T1">flowcharts</text:span></text:span><text:span text:style-name="T1"> for </text:span><text:span text:style-name="Source_20_Text"><text:span text:style-name="T1">for</text:span></text:span><text:span text:style-name="T1"> and </text:span><text:span text:style-name="Source_20_Text"><text:span text:style-name="T1">while</text:span></text:span><text:span text:style-name="T1"> loops (to visually show how they work)?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solid" draw:fill-color="#b2b2b2" draw:opacity="100%"/>
      <style:paragraph-properties fo:hyphenation-ladder-count="no-limit" fo:hyphenation-keep="auto" loext:hyphenation-keep-type="column" fo:background-color="#b2b2b2" fo:padding="0.035cm" fo:border="0.26pt solid #000000" style:shadow="non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de_20_snippet" style:display-name="Code snippet" style:family="paragraph" style:parent-style-name="Preformatted_20_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5-08-29T22:22:00Z</meta:creation-date>
    <dc:date>2025-09-13T23:01:42.017370500</dc:date>
    <meta:editing-cycles>5</meta:editing-cycles>
    <meta:editing-duration>PT8H40M2S</meta:editing-duration>
    <meta:document-statistic meta:table-count="1" meta:image-count="0" meta:object-count="0" meta:page-count="5" meta:paragraph-count="143" meta:word-count="732" meta:character-count="3862" meta:non-whitespace-character-count="3142"/>
    <meta:template xlink:type="simple" xlink:actuate="onRequest" xlink:title="" xlink:href="Normal"/>
  </office:meta>
</office:document-meta>
</file>